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528in"/>
    </style:style>
    <style:style style:name="co3" style:family="table-column">
      <style:table-column-properties fo:break-before="auto" style:column-width="2.861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>
            <text:p>IR COLLISION VALUES WITH BASELINES GETTING UPDATED PERIODICALLY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>
            <text:p>Droplet ID</text:p>
          </table:table-cell>
          <table:table-cell table:style-name="Default" office:value-type="string">
            <text:p>43BA</text:p>
          </table:table-cell>
          <table:table-cell table:style-name="Default"/>
        </table:table-row>
        <table:table-row table:style-name="ro1">
          <table:table-cell/>
          <table:table-cell table:style-name="ce1" office:value-type="string" table:number-columns-spanned="2" table:number-rows-spanned="1">
            <text:p>Baseline at start: -70 <text:s/>-90 <text:s/>-75 -135 <text:s text:c="2"/>11 <text:s/>-28</text:p>
          </table:table-cell>
          <table:covered-table-cell table:style-name="Default"/>
        </table:table-row>
        <table:table-row table:style-name="ro1">
          <table:table-cell/>
          <table:table-cell office:value-type="string" table:number-columns-spanned="2" table:number-rows-spanned="1">
            <text:p>Direction : 0</text:p>
          </table:table-cell>
          <table:covered-table-cell table:style-name="Default"/>
        </table:table-row>
        <table:table-row table:style-name="ro2">
          <table:table-cell/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320">
            <text:p>232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214">
            <text:p>2214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146">
            <text:p>2146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123">
            <text:p>2123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020">
            <text:p>202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790">
            <text:p>1790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333">
            <text:p>133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/>
          <table:table-cell office:value-type="string" table:number-columns-spanned="2" table:number-rows-spanned="1">
            <text:p>Direction : 1</text:p>
          </table:table-cell>
          <table:covered-table-cell table:style-name="Default"/>
        </table:table-row>
        <table:table-row table:style-name="ro2">
          <table:table-cell/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330">
            <text:p>233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230">
            <text:p>223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70">
            <text:p>217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130">
            <text:p>213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685">
            <text:p>1685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330">
            <text:p>133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240">
            <text:p>1240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070">
            <text:p>107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960">
            <text:p>96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890">
            <text:p>89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/>
          <table:table-cell table:number-columns-spanned="2" table:number-rows-spanned="1"/>
          <table:covered-table-cell table:style-name="Default"/>
        </table:table-row>
        <table:table-row table:style-name="ro1">
          <table:table-cell/>
          <table:table-cell office:value-type="string" table:number-columns-spanned="2" table:number-rows-spanned="1">
            <text:p>Direction : 2</text:p>
          </table:table-cell>
          <table:covered-table-cell table:style-name="Default"/>
        </table:table-row>
        <table:table-row table:style-name="ro2">
          <table:table-cell/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330">
            <text:p>233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290">
            <text:p>229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240">
            <text:p>224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060">
            <text:p>206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730">
            <text:p>173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322">
            <text:p>1322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194">
            <text:p>1194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990">
            <text:p>99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981">
            <text:p>981</text:p>
          </table:table-cell>
        </table:table-row>
        <table:table-row table:style-name="ro1">
          <table:table-cell/>
          <table:table-cell office:value-type="string" table:number-columns-spanned="2" table:number-rows-spanned="1">
            <text:p>Direction : 3</text:p>
          </table:table-cell>
          <table:covered-table-cell table:style-name="Default"/>
        </table:table-row>
        <table:table-row table:style-name="ro2">
          <table:table-cell/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350">
            <text:p>235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260">
            <text:p>226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230">
            <text:p>223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215">
            <text:p>2215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191">
            <text:p>2191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190">
            <text:p>2190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140">
            <text:p>214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050">
            <text:p>205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/>
          <table:table-cell office:value-type="string" table:number-columns-spanned="2" table:number-rows-spanned="1">
            <text:p>Direction : 4</text:p>
          </table:table-cell>
          <table:covered-table-cell table:style-name="Default"/>
        </table:table-row>
        <table:table-row table:style-name="ro2">
          <table:table-cell/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320">
            <text:p>232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210">
            <text:p>221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75">
            <text:p>2175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083">
            <text:p>2083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593">
            <text:p>1593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098">
            <text:p>1098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723">
            <text:p>723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/>
          <table:table-cell table:number-columns-spanned="2" table:number-rows-spanned="1"/>
          <table:covered-table-cell table:style-name="Default"/>
        </table:table-row>
        <table:table-row table:style-name="ro1">
          <table:table-cell/>
          <table:table-cell office:value-type="string" table:number-columns-spanned="2" table:number-rows-spanned="1">
            <text:p>Direction : 5 </text:p>
          </table:table-cell>
          <table:covered-table-cell table:style-name="Default"/>
        </table:table-row>
        <table:table-row table:style-name="ro2">
          <table:table-cell/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302">
            <text:p>2302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70">
            <text:p>217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166">
            <text:p>2166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130">
            <text:p>213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095">
            <text:p>2095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920">
            <text:p>1920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720">
            <text:p>172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650">
            <text:p>165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580">
            <text:p>158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520">
            <text:p>1520</text:p>
          </table:table-cell>
        </table:table-row>
        <table:table-row table:style-name="ro1">
          <table:table-cell office:value-type="string">
            <text:p>BETWEEN TWO DROPLETS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DROPELT ID</text:p>
          </table:table-cell>
          <table:table-cell table:style-name="Default" office:value-type="string">
            <text:p>43BA</text:p>
          </table:table-cell>
          <table:table-cell table:style-name="Default"/>
        </table:table-row>
        <table:table-row table:style-name="ro1">
          <table:table-cell/>
          <table:table-cell office:value-type="string" table:number-columns-spanned="2" table:number-rows-spanned="1">
            <text:p>Direction : 0</text:p>
          </table:table-cell>
          <table:covered-table-cell table:style-name="Default"/>
        </table:table-row>
        <table:table-row table:style-name="ro3">
          <table:table-cell/>
          <table:table-cell office:value-type="string">
            <text:p>Distance droplet's white surface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290">
            <text:p>229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190">
            <text:p>219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60">
            <text:p>216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110">
            <text:p>111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970">
            <text:p>970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 office:value-type="string">
            <text:p><text:s/>-90 -125 -185 -149 -157 -1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005">
            <text:p>1005</text:p>
          </table:table-cell>
        </table:table-row>
        <table:table-row table:style-name="ro1">
          <table:table-cell/>
          <table:table-cell office:value-type="string" table:number-columns-spanned="2" table:number-rows-spanned="1">
            <text:p>Direction : 1</text:p>
          </table:table-cell>
          <table:covered-table-cell table:style-name="Default"/>
        </table:table-row>
        <table:table-row table:style-name="ro3">
          <table:table-cell/>
          <table:table-cell office:value-type="string">
            <text:p>Distance droplet's white surface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280">
            <text:p>228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230">
            <text:p>223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218">
            <text:p>2218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180">
            <text:p>118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680">
            <text:p>68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string">
            <text:p>380-55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string">
            <text:p>380-550</text:p>
          </table:table-cell>
        </table:table-row>
        <table:table-row table:style-name="ro1">
          <table:table-cell/>
          <table:table-cell office:value-type="string" table:number-columns-spanned="2" table:number-rows-spanned="1">
            <text:p><text:s/>-131 -206 -182 -134 -237 <text:s/>-55</text:p>
          </table:table-cell>
          <table:covered-table-cell table:style-name="Default"/>
        </table:table-row>
        <table:table-row table:style-name="ro1">
          <table:table-cell/>
          <table:table-cell office:value-type="string" table:number-columns-spanned="2" table:number-rows-spanned="1">
            <text:p>Direction : 2</text:p>
          </table:table-cell>
          <table:covered-table-cell table:style-name="Default"/>
        </table:table-row>
        <table:table-row table:style-name="ro3">
          <table:table-cell/>
          <table:table-cell office:value-type="string">
            <text:p>Distance droplet's white surface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220">
            <text:p>222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940">
            <text:p>94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string">
            <text:p>600-80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string">
            <text:p>600-90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string">
            <text:p>566-885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string">
            <text:p>600-900</text:p>
          </table:table-cell>
        </table:table-row>
        <table:table-row table:style-name="ro1">
          <table:table-cell/>
          <table:table-cell office:value-type="string" table:number-columns-spanned="2" table:number-rows-spanned="1">
            <text:p>Direction : 3</text:p>
          </table:table-cell>
          <table:covered-table-cell table:style-name="Default"/>
        </table:table-row>
        <table:table-row table:style-name="ro3">
          <table:table-cell/>
          <table:table-cell office:value-type="string">
            <text:p>Distance droplet's white surface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350">
            <text:p>235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260">
            <text:p>226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230">
            <text:p>223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199">
            <text:p>2199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50">
            <text:p>195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650">
            <text:p>1650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660">
            <text:p>166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570">
            <text:p>1570</text:p>
          </table:table-cell>
        </table:table-row>
        <table:table-row table:style-name="ro2">
          <table:table-cell/>
          <table:table-cell office:value-type="string">
            <text:p><text:s/>34 <text:s/>-38 <text:s/>-74 -170 -132 <text:s/>-67</text:p>
          </table:table-cell>
          <table:table-cell/>
        </table:table-row>
        <table:table-row table:style-name="ro1">
          <table:table-cell/>
          <table:table-cell office:value-type="string" table:number-columns-spanned="2" table:number-rows-spanned="1">
            <text:p>Direction : 4</text:p>
          </table:table-cell>
          <table:covered-table-cell table:style-name="Default"/>
        </table:table-row>
        <table:table-row table:style-name="ro3">
          <table:table-cell/>
          <table:table-cell office:value-type="string">
            <text:p>Distance droplet's white surface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240">
            <text:p>224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210">
            <text:p>221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090">
            <text:p>109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502">
            <text:p>502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string">
            <text:p>380-41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string">
            <text:p>340-380</text:p>
          </table:table-cell>
        </table:table-row>
        <table:table-row table:style-name="ro1">
          <table:table-cell/>
          <table:table-cell office:value-type="string" table:number-columns-spanned="2" table:number-rows-spanned="1">
            <text:p><text:s/>-101 -243 -102 -136 -206 -207</text:p>
          </table:table-cell>
          <table:covered-table-cell table:style-name="Default"/>
        </table:table-row>
        <table:table-row table:style-name="ro1">
          <table:table-cell/>
          <table:table-cell office:value-type="string" table:number-columns-spanned="2" table:number-rows-spanned="1">
            <text:p>Direction : 5 </text:p>
          </table:table-cell>
          <table:covered-table-cell table:style-name="Default"/>
        </table:table-row>
        <table:table-row table:style-name="ro3">
          <table:table-cell/>
          <table:table-cell office:value-type="string">
            <text:p>Distance droplet's white surface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290">
            <text:p>229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210">
            <text:p>221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850">
            <text:p>185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530">
            <text:p>153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360">
            <text:p>136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240">
            <text:p>124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222">
            <text:p>122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199">
            <text:p>1199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</table:table-row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 office:value-type="string">
            <text:p>DROPELT ID</text:p>
          </table:table-cell>
          <table:table-cell table:style-name="Default" office:value-type="string">
            <text:p>43BA</text:p>
          </table:table-cell>
          <table:table-cell table:style-name="Default"/>
        </table:table-row>
        <table:table-row table:style-name="ro1">
          <table:table-cell/>
          <table:table-cell table:style-name="ce3" office:value-type="string" table:number-columns-spanned="2" table:number-rows-spanned="1">
            <text:p>Direction : 0</text:p>
          </table:table-cell>
          <table:covered-table-cell table:style-name="Default"/>
        </table:table-row>
        <table:table-row table:style-name="ro3">
          <table:table-cell/>
          <table:table-cell office:value-type="string">
            <text:p>Distance droplet's black(IR) surface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310">
            <text:p>231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220">
            <text:p>222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60">
            <text:p>216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420">
            <text:p>142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090">
            <text:p>109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980">
            <text:p>98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915">
            <text:p>915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890">
            <text:p>89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/>
          <table:table-cell office:value-type="string" table:number-columns-spanned="2" table:number-rows-spanned="1">
            <text:p>Direction : 1</text:p>
          </table:table-cell>
          <table:covered-table-cell table:style-name="Default"/>
        </table:table-row>
        <table:table-row table:style-name="ro3">
          <table:table-cell/>
          <table:table-cell office:value-type="string">
            <text:p>Distance droplet's black(IR) surface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250">
            <text:p>225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040">
            <text:p>204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110">
            <text:p>111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690">
            <text:p>69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630">
            <text:p>630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string">
            <text:p>460-560</text:p>
          </table:table-cell>
        </table:table-row>
        <table:table-row table:style-name="ro1">
          <table:table-cell/>
          <table:table-cell table:number-columns-spanned="2" table:number-rows-spanned="1"/>
          <table:covered-table-cell table:style-name="Default"/>
        </table:table-row>
        <table:table-row table:style-name="ro1">
          <table:table-cell/>
          <table:table-cell office:value-type="string" table:number-columns-spanned="2" table:number-rows-spanned="1">
            <text:p>Direction : 2</text:p>
          </table:table-cell>
          <table:covered-table-cell table:style-name="Default"/>
        </table:table-row>
        <table:table-row table:style-name="ro3">
          <table:table-cell/>
          <table:table-cell office:value-type="string">
            <text:p>Distance droplet's black(IR) surface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250">
            <text:p>225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130">
            <text:p>113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820">
            <text:p>82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820">
            <text:p>820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680">
            <text:p>68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686">
            <text:p>686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690">
            <text:p>690</text:p>
          </table:table-cell>
        </table:table-row>
        <table:table-row table:style-name="ro1">
          <table:table-cell/>
          <table:table-cell office:value-type="string" table:number-columns-spanned="2" table:number-rows-spanned="1">
            <text:p>Direction : 3</text:p>
          </table:table-cell>
          <table:covered-table-cell table:style-name="Default"/>
        </table:table-row>
        <table:table-row table:style-name="ro3">
          <table:table-cell/>
          <table:table-cell office:value-type="string">
            <text:p>Distance droplet's black(IR) surface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350">
            <text:p>235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260">
            <text:p>226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740">
            <text:p>174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650">
            <text:p>165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610">
            <text:p>161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575">
            <text:p>15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table:number-columns-spanned="2" table:number-rows-spanned="1">
            <text:p>Direction : 4</text:p>
          </table:table-cell>
          <table:covered-table-cell table:style-name="Default"/>
        </table:table-row>
        <table:table-row table:style-name="ro3">
          <table:table-cell/>
          <table:table-cell office:value-type="string">
            <text:p>Distance droplet's black(IR) surface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245">
            <text:p>2245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40">
            <text:p>154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string">
            <text:p>330-38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string">
            <text:p>330-360</text:p>
          </table:table-cell>
        </table:table-row>
        <table:table-row table:style-name="ro1">
          <table:table-cell/>
          <table:table-cell office:value-type="string" table:number-columns-spanned="2" table:number-rows-spanned="1">
            <text:p><text:s/>-101 -243 -102 -136 -206 -207</text:p>
          </table:table-cell>
          <table:covered-table-cell table:style-name="Default"/>
        </table:table-row>
        <table:table-row table:style-name="ro1">
          <table:table-cell/>
          <table:table-cell office:value-type="string" table:number-columns-spanned="2" table:number-rows-spanned="1">
            <text:p>Direction : 5 </text:p>
          </table:table-cell>
          <table:covered-table-cell table:style-name="Default"/>
        </table:table-row>
        <table:table-row table:style-name="ro3">
          <table:table-cell/>
          <table:table-cell office:value-type="string">
            <text:p>Distance droplet's black(IR) surface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050">
            <text:p>205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310">
            <text:p>131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240">
            <text:p>124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230">
            <text:p>123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180">
            <text:p>118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5/09/2017</text:date>, <text:time>20:0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7:40:16.77</meta:creation-date>
    <meta:editing-duration>PT2H22M16S</meta:editing-duration>
    <meta:editing-cycles>4</meta:editing-cycles>
    <meta:generator>OpenOffice/4.1.2$Win32 OpenOffice.org_project/412m3$Build-9782</meta:generator>
    <dc:date>2017-05-09T20:02:31.83</dc:date>
    <meta:document-statistic meta:table-count="3" meta:cell-count="464" meta:object-count="0"/>
    <meta:user-defined meta:name=""/>
  </office:meta>
</office:document-meta>
</file>